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  <text:p text:style-name="Standard">var1 = ${var1}</text:p>
      <text:p text:style-name="Standard">var2 = ${var2}</text:p>
      <text:p text:style-name="Standard">var1 again = ${var1}</text:p>
      <text:p text:style-name="Standard">var300 = ${var300}</text:p>
      <text:p text:style-name="Standard">var400 = ${var400}</text:p>
      <text:p text:style-name="Standard">var500 = ${var500}</text:p>
      <text:p text:style-name="Standard">var600 = ${var600}</text:p>
      <text:p text:style-name="Standard">var700 = ${var700}</text:p>
      <text:p text:style-name="Standard">var800 = ${var800}</text:p>
      <text:p text:style-name="Standard">var900 = ${var900}</text:p>
      <text:p text:style-name="Standard">var1000 = ${var1000}</text:p>
      <text:p text:style-name="Standard">var9999999999 = ${var9999999999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6:13:11</meta:creation-date>
    <dc:date>2013-12-29T17:20:46</dc:date>
    <meta:editing-duration>PT1M1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3" meta:word-count="39" meta:character-count="239" meta:non-whitespace-character-count="213"/>
  </office:meta>
</office:document-meta>
</file>